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</style:style>
    <style:style style:name="P2" style:family="paragraph" style:parent-style-name="Text_20_body">
      <style:paragraph-properties fo:line-height="150%"/>
      <style:text-properties style:font-name="Courier"/>
    </style:style>
    <style:style style:name="P3" style:family="paragraph" style:parent-style-name="Heading_20_1">
      <style:paragraph-properties fo:line-height="150%"/>
    </style:style>
    <style:style style:name="T1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Levé navigační menu</text:h>
      <text:p text:style-name="P1">Levé navigační menu je umístěno v layout.phtml a je vykresleno jako tabulka. Vykresluje se však pouze v případě, že proměnná leftNavigation není prázdná. Tato proměnná by měla být poskytnuta příslušnou action controlleru → pro každou action může existovat jiné levé navigační menu.</text:p>
      <text:p text:style-name="P1">Jednotlivé řádky menu jsou generovány foreach cyklem, který předpokládá, že řádek bude array tvořený obrázkem (48 x 48 pixelů, umístěným v /images/ico48/), url odkazem a textem odkazu.</text:p>
      <text:p text:style-name="P1"/>
      <text:p text:style-name="P1">Praktické použití v controlleru:</text:p>
      <text:p text:style-name="P2">$this-&gt;view-&gt;leftNavigation = array(</text:p>
      <text:p text:style-name="P2"><text:s text:c="4"/>array(</text:p>
      <text:p text:style-name="P2"><text:s text:c="8"/>'<text:span text:style-name="T1">img</text:span>' =&gt; 'modul-dochazka.png',</text:p>
      <text:p text:style-name="P2"><text:s text:c="8"/>'<text:span text:style-name="T1">url</text:span>' =&gt; $url-&gt;url(array('module' =&gt; 'dochazka',</text:p>
      <text:p text:style-name="P2"><text:s text:c="33"/>'controller' =&gt; 'show',</text:p>
      <text:p text:style-name="P2"><text:s text:c="33"/>'action' =&gt; 'index')),</text:p>
      <text:p text:style-name="P2"><text:s text:c="8"/>'<text:span text:style-name="T1">text</text:span>' =&gt; 'Docházka'),</text:p>
      <text:p text:style-name="P2"><text:s text:c="4"/>array ( ... ),</text:p>
      <text:p text:style-name="P2"><text:s text:c="4"/>array ( ... )</text:p>
      <text:p text:style-name="P2"><text:s text:c="4"/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1-28T19:14:20.71</meta:creation-date>
    <meta:generator>OpenOffice.org/3.2$Win32 OpenOffice.org_project/320m19$Build-9505</meta:generator>
    <dc:date>2012-01-28T19:21:59</dc:date>
    <meta:editing-duration>PT00H07M40S</meta:editing-duration>
    <meta:editing-cycles>4</meta:editing-cycles>
    <meta:document-statistic meta:table-count="0" meta:image-count="0" meta:object-count="0" meta:page-count="1" meta:paragraph-count="14" meta:word-count="106" meta:character-count="838"/>
  </office:meta>
</office:document-meta>
</file>